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3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acklinks</text:p>
          </table:table-cell>
          <table:table-cell office:value-type="string" calcext:value-type="string">
            <text:p>DB size, MB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table:formula="of:=[.B2]/[.A2]" office:value-type="float" office:value="0.0001" calcext:value-type="float">
            <text:p>0.0001</text:p>
          </table:table-cell>
          <table:table-cell table:number-columns-repeated="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6" calcext:value-type="float">
            <text:p>46</text:p>
          </table:table-cell>
          <table:table-cell table:style-name="ce1" table:formula="of:=[.B3]/[.A3]" office:value-type="float" office:value="0.000092" calcext:value-type="float">
            <text:p>9.2E-05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65+23" office:value-type="float" office:value="88" calcext:value-type="float">
            <text:p>88</text:p>
          </table:table-cell>
          <table:table-cell table:formula="of:=[.B4]/[.A4]" office:value-type="float" office:value="0.000088" calcext:value-type="float">
            <text:p>8.8E-05</text:p>
          </table:table-cell>
          <table:table-cell table:number-columns-repeated="5"/>
        </table:table-row>
        <table:table-row table:style-name="ro1">
          <table:table-cell office:value-type="float" office:value="4051000" calcext:value-type="float">
            <text:p>4051000</text:p>
          </table:table-cell>
          <table:table-cell table:formula="of:=211+73" office:value-type="float" office:value="284" calcext:value-type="float">
            <text:p>284</text:p>
          </table:table-cell>
          <table:table-cell table:formula="of:=[.B5]/[.A5]" office:value-type="float" office:value="0.0000701061466304616" calcext:value-type="float">
            <text:p>7.01061466304616E-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VERAGE([.C2:.C4])" office:value-type="float" office:value="0.0000933333333333333" calcext:value-type="float">
            <text:p>9.33333333333333E-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DB size approx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00000000" calcext:value-type="float">
            <text:p>1000000000</text:p>
          </table:table-cell>
          <table:table-cell table:formula="of:=[.E9]*[.C6]" office:value-type="float" office:value="93333.3333333333" calcext:value-type="float">
            <text:p>93333.3333333333</text:p>
          </table:table-cell>
          <table:table-cell table:formula="of:=[.F9]/1024" office:value-type="float" office:value="91.1458333333333" calcext:value-type="float">
            <text:p>91.1458333333333</text:p>
          </table:table-cell>
          <table:table-cell office:value-type="string" calcext:value-type="string">
            <text:p>G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8:25:59.872252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0:14:47.927378608</meta:creation-date>
    <dc:date>2020-01-13T20:37:21.973283251</dc:date>
    <meta:editing-duration>PT1H15M41S</meta:editing-duration>
    <meta:editing-cycles>3</meta:editing-cycles>
    <meta:generator>LibreOffice/6.2.8.2$Linux_X86_64 LibreOffice_project/20$Build-2</meta:generator>
    <meta:document-statistic meta:table-count="1" meta:cell-count="20" meta:object-count="0"/>
  </office:meta>
</office:document-meta>
</file>